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4pt"/>
    </style:style>
    <style:style style:name="P2" style:family="paragraph" style:parent-style-name="Heading_20_5">
      <style:paragraph-properties fo:text-align="justify" style:justify-single-word="false"/>
    </style:style>
    <style:style style:name="T1" style:family="text">
      <style:text-properties officeooo:rsid="001a1cc0"/>
    </style:style>
    <style:style style:name="T2" style:family="text">
      <style:text-properties officeooo:rsid="001bb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>Purposes </text:h>
      <text:h text:style-name="Heading_20_5" text:outline-level="5"><text:line-break/>1. Finding and Using Negotiation Power: Understand the role of power and the different sources from which this element arises in a negotiation.</text:h>
      <text:h text:style-name="Heading_20_5" text:outline-level="5"><text:line-break/>2. Ethics in Negotiation: Explore and understand the ethical standards commonly accepted in a negotiation process in order to detect and deal with deceptive tactics.</text:h>
      <text:h text:style-name="Heading_20_5" text:outline-level="5"><text:line-break/>3. Best Practices in Negotiations: Explore best practices in negotiation and conflict management to achieve successful negotiation.</text:h>
      <text:h text:style-name="Heading_20_5" text:outline-level="5"><text:line-break/>Resources</text:h>
      <text:h text:style-name="Heading_20_5" text:outline-level="5"><text:line-break/>The course will use for this part, as the main study material, the e-book:</text:h>
      <text:h text:style-name="Heading_20_5" text:outline-level="5"><text:line-break/>Lewicki, Roy J., Bruce Barry, and David M. Saunders. 2016. Essentials of Negotiation. Sixth Edition. Dubuque: McGraw-Hill Education.</text:h>
      <text:h text:style-name="Heading_20_5" text:outline-level="5"><text:line-break/>You can find the book in the following <text:a xlink:type="simple" xlink:href="https://drive.google.com/file/d/1VxKBh4rxaKUQiM8_Zp74ekTOyeW6rOqV/view" office:target-frame-name="_blank" xlink:show="new" text:style-name="Internet_20_link" text:visited-style-name="Visited_20_Internet_20_Link">link</text:a> <text:span text:style-name="T2">[https://drive.google.com/file/d/1VxKBh4rxaKUQiM8_Zp74ekTOyeW6rOqV/view]</text:span></text:h>
      <text:h text:style-name="Heading_20_5" text:outline-level="5"><text:line-break/>Methodological Process</text:h>
      <text:h text:style-name="Heading_20_5" text:outline-level="5"><text:line-break/>1. Read and review Chapter 8 corresponding to pages 182-202, Chapter 5 corresponding to pages 114-138 and Chapter 12 corresponding to pages 273-282 of the ebook (Lewicki, Barry, and Saunders 2016). </text:h>
      <text:h text:style-name="Heading_20_5" text:outline-level="5"><text:line-break/>2. Make a conceptual map where the elements mentioned in Chapters 8, 5 and 12 of the e-book (Lewicki, Barry, and Saunders 2016) are ordered in a logical manner so that they can be used as an input in the activity "Questionnaire 3" and "Final Exam Three Party Coalition Exercise Modified".</text:h>
      <text:h text:style-name="Heading_20_5" text:outline-level="5"><text:line-break/>The realization of the conceptual map is not a qualifiable activity to be delivered, but a tool that can be used to understand the topics discussed in these parts of the e-book.</text:h>
      <text:h text:style-name="Heading_20_5" text:outline-level="5"><text:line-break/>Additional Resources</text:h>
      <text:h text:style-name="Heading_20_5" text:outline-level="5"><text:line-break/>1. Bubbl.us: Online tool for the creation of conceptual maps or mental schemes. It does not require any previous installation because it is a Web 2.0 tool.</text:h>
      <text:h text:style-name="Heading_20_5" text:outline-level="5"><text:line-break/>    Where can I find it?: <text:a xlink:type="simple" xlink:href="https://bubbl.us/" office:target-frame-name="_blank" xlink:show="new" text:style-name="Internet_20_link" text:visited-style-name="Visited_20_Internet_20_Link">https://bubbl.us/</text:a></text:h>
      <text:h text:style-name="Heading_20_5" text:outline-level="5"><text:line-break/>    Tutorial bubbl.us: <text:span text:style-name="T1">[https://youtu.be/5TGO_LDiab8]</text:span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14:11:42.019871112</dc:date>
    <meta:editing-duration>PT43M24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63" meta:character-count="1750" meta:non-whitespace-character-count="1478"/>
  </office:meta>
</office:document-meta>
</file>